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solid" draw:fill-color="#c0c0c0" fo:min-height="4.44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cm" svg:height="1.905cm" svg:x="1cm" svg:y="1cm">
          <text:p/>
        </draw:rect>
        <draw:frame draw:style-name="gr2" draw:layer="layout" svg:width="7.745cm" svg:height="0.984cm" svg:x="1.561cm" svg:y="1.635cm">
          <draw:text-box>
            <text:p>&lt;Group name&gt;'s Acclesia</text:p>
          </draw:text-box>
        </draw:frame>
        <draw:frame draw:style-name="gr3" draw:layer="layout" svg:width="6.985cm" svg:height="1.225cm" svg:x="21.32cm" svg:y="2.27cm">
          <draw:text-box>
            <text:p/>
          </draw:text-box>
        </draw:frame>
        <draw:frame draw:style-name="gr4" draw:text-style-name="P2" draw:layer="layout" svg:width="10.295cm" svg:height="0.885cm" svg:x="18.41cm" svg:y="1.935cm">
          <draw:text-box>
            <text:p><text:span text:style-name="T1">Welcome, &lt;user name&gt; / Help / Feedback / Log out</text:span></text:p>
          </draw:text-box>
        </draw:frame>
        <draw:frame draw:style-name="gr5" draw:layer="layout" svg:width="10.795cm" svg:height="4.695cm" svg:x="3.54cm" svg:y="4.56cm">
          <draw:text-box>
            <text:p>&lt;Mission statement text&gt;</text:p>
          </draw:text-box>
        </draw:frame>
        <draw:rect draw:style-name="gr6" draw:text-style-name="P1" draw:layer="layout" svg:width="6.35cm" svg:height="5.08cm" svg:x="3.54cm" svg:y="12.43cm">
          <text:p text:style-name="P1">&lt;Target 1&gt;</text:p>
        </draw:rect>
        <draw:rect draw:style-name="gr6" draw:text-style-name="P1" draw:layer="layout" svg:width="6.35cm" svg:height="5.08cm" svg:x="11.24cm" svg:y="12.43cm">
          <text:p text:style-name="P1">&lt;Target 2&gt;</text:p>
        </draw:rect>
        <draw:rect draw:style-name="gr6" draw:text-style-name="P1" draw:layer="layout" svg:width="6.35cm" svg:height="5.08cm" svg:x="18.94cm" svg:y="12.43cm">
          <text:p text:style-name="P1">&lt;Target 3&gt;</text:p>
        </draw:rect>
        <draw:frame draw:style-name="gr7" draw:layer="layout" svg:width="6.35cm" svg:height="0.984cm" svg:x="3.54cm" svg:y="11.16cm">
          <draw:text-box>
            <text:p>Our targets</text:p>
          </draw:text-box>
        </draw:frame>
        <draw:frame draw:style-name="gr4" draw:layer="layout" svg:width="4.445cm" svg:height="0.984cm" svg:x="3.54cm" svg:y="3.54cm">
          <draw:text-box>
            <text:p>Our mission</text:p>
          </draw:text-box>
        </draw:frame>
        <draw:frame draw:style-name="gr2" draw:layer="layout" svg:width="3.995cm" svg:height="0.984cm" svg:x="16.305cm" svg:y="3.54cm">
          <draw:text-box>
            <text:p>Our activists</text:p>
          </draw:text-box>
        </draw:frame>
        <draw:custom-shape draw:style-name="gr8" draw:text-style-name="P1" draw:layer="layout" svg:width="1.27cm" svg:height="1.27cm" svg:x="16.24cm" svg:y="5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16.24cm" svg:y="4.81cm">
          <text:p/>
        </draw:rect>
        <draw:custom-shape draw:style-name="gr8" draw:text-style-name="P1" draw:layer="layout" svg:width="1.27cm" svg:height="1.27cm" svg:x="17.94cm" svg:y="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17.94cm" svg:y="4.811cm">
          <text:p/>
        </draw:rect>
        <draw:custom-shape draw:style-name="gr8" draw:text-style-name="P1" draw:layer="layout" svg:width="1.27cm" svg:height="1.27cm" svg:x="19.64cm" svg:y="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19.64cm" svg:y="4.811cm">
          <text:p/>
        </draw:rect>
        <draw:custom-shape draw:style-name="gr8" draw:text-style-name="P1" draw:layer="layout" svg:width="1.27cm" svg:height="1.27cm" svg:x="21.34cm" svg:y="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21.34cm" svg:y="4.811cm">
          <text:p/>
        </draw:rect>
        <draw:custom-shape draw:style-name="gr8" draw:text-style-name="P1" draw:layer="layout" svg:width="1.27cm" svg:height="1.27cm" svg:x="23.04cm" svg:y="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23.04cm" svg:y="4.811cm">
          <text:p/>
        </draw:rect>
        <draw:custom-shape draw:style-name="gr8" draw:text-style-name="P1" draw:layer="layout" svg:width="1.27cm" svg:height="1.27cm" svg:x="16.24cm" svg:y="7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16.24cm" svg:y="7.311cm">
          <text:p/>
        </draw:rect>
        <draw:custom-shape draw:style-name="gr8" draw:text-style-name="P1" draw:layer="layout" svg:width="1.27cm" svg:height="1.27cm" svg:x="17.94cm" svg:y="7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17.94cm" svg:y="7.311cm">
          <text:p/>
        </draw:rect>
        <draw:custom-shape draw:style-name="gr8" draw:text-style-name="P1" draw:layer="layout" svg:width="1.27cm" svg:height="1.27cm" svg:x="19.64cm" svg:y="7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1.27cm" svg:height="1.905cm" svg:x="19.64cm" svg:y="7.311cm">
          <text:p/>
        </draw:rect>
        <draw:frame draw:style-name="gr10" draw:text-style-name="P2" draw:layer="layout" svg:width="1.905cm" svg:height="0.738cm" svg:x="1.535cm" svg:y="2.905cm">
          <draw:text-box>
            <text:p text:style-name="P2"><text:span text:style-name="T1">Home</text:span></text:p>
          </draw:text-box>
        </draw:frame>
        <draw:custom-shape draw:style-name="gr11" draw:text-style-name="P3" draw:layer="layout" svg:width="1.605cm" svg:height="0.735cm" svg:x="3.84cm" svg:y="16.91cm">
          <text:p text:style-name="P3"><text:span text:style-name="T2">61 ideas</text:span></text:p>
          <draw:enhanced-geometry svg:viewBox="0 0 21600 21600" draw:text-areas="800 800 20800 20800" draw:type="round-rectangular-callout" draw:modifiers="12360.1494396015 35921.7391304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.905cm" svg:height="1.27cm" svg:x="5.545cm" svg:y="16.64cm">
          <text:p text:style-name="P3"><text:span text:style-name="T2">21 tas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8T19:51:29</meta:creation-date>
    <dc:date>2009-06-18T22:40:30</dc:date>
    <meta:editing-duration>PT02H32M43S</meta:editing-duration>
    <meta:editing-cycles>4</meta:editing-cycles>
    <meta:generator>NeoOffice/3.0$Unix OpenOffice.org_project/Patch 0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